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ype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2" style:family="graphic" style:parent-style-name="Line">
      <style:graphic-properties draw:textarea-vertical-align="middle"/>
    </style:style>
    <style:style style:name="gr3" style:family="graphic" style:parent-style-name="Function">
      <style:graphic-properties draw:textarea-vertical-align="middle" draw:auto-grow-height="false" fo:min-height="1.75cm" fo:min-width="3.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 draw:auto-grow-height="false" fo:min-height="1.75cm" fo:min-width="4.5cm"/>
      <style:paragraph-properties style:writing-mode="lr-tb"/>
    </style:style>
    <style:style style:name="gr6" style:family="graphic" style:parent-style-name="Attribute">
      <style:graphic-properties draw:textarea-vertical-align="middle" draw:auto-grow-height="false" fo:min-height="1.75cm" fo:min-width="3.5cm"/>
      <style:paragraph-properties style:writing-mode="lr-tb"/>
    </style:style>
    <style:style style:name="gr7" style:family="graphic" style:parent-style-name="Object">
      <style:graphic-properties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cm" svg:height="2cm" svg:x="2cm" svg:y="2cm">
          <text:p text:style-name="P1">Multiplayer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cm" svg:height="2cm" svg:x="17cm" svg:y="5cm">
          <text:p text:style-name="P1">Player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cm" svg:height="2cm" svg:x="17cm" svg:y="17cm">
          <text:p text:style-name="P1">Player </text:p>
          <text:p text:style-name="P1">Menu UI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cm" svg:height="2cm" svg:x="23cm" svg:y="5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cm" svg:height="2cm" svg:x="23cm" svg:y="17cm">
          <text:p text:style-name="P1">Player HU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5.5cm" svg:y1="7cm" svg:x2="25.5cm" svg:y2="17cm" draw:start-shape="id1" draw:start-glue-point="2" draw:end-shape="id2" draw:end-glue-point="0" svg:d="M25500 7000v10000" svg:viewBox="0 0 1 10001">
          <text:p/>
        </draw:connector>
        <draw:connector draw:style-name="gr2" draw:text-style-name="P2" draw:layer="layout" svg:x1="19.5cm" svg:y1="7cm" svg:x2="19.5cm" svg:y2="17cm" draw:start-shape="id3" draw:start-glue-point="2" draw:end-shape="id4" draw:end-glue-point="0" svg:d="M19500 7000v10000" svg:viewBox="0 0 1 10001">
          <text:p/>
        </draw:connector>
        <draw:custom-shape draw:style-name="gr3" draw:text-style-name="P1" xml:id="id7" draw:id="id7" draw:layer="layout" svg:width="4cm" svg:height="2cm" svg:x="7cm" svg:y="5cm">
          <text:p text:style-name="P1">Reset </text:p>
          <text:p text:style-name="P1">player list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cm" svg:y1="3cm" svg:x2="19.5cm" svg:y2="5cm" draw:start-shape="id5" draw:start-glue-point="1" draw:end-shape="id3" draw:end-glue-point="0" svg:d="M7000 3000h12500v2000" svg:viewBox="0 0 12501 2001">
          <text:p/>
        </draw:connector>
        <draw:connector draw:style-name="gr4" draw:text-style-name="P2" draw:layer="layout" svg:x1="22cm" svg:y1="6cm" svg:x2="23cm" svg:y2="6cm" draw:start-shape="id3" draw:start-glue-point="1" draw:end-shape="id1" draw:end-glue-point="3" svg:d="M22000 6000h1000" svg:viewBox="0 0 1001 1">
          <text:p/>
        </draw:connector>
        <draw:custom-shape draw:style-name="gr5" draw:text-style-name="P1" xml:id="id6" draw:id="id6" draw:layer="layout" svg:width="5cm" svg:height="2cm" svg:x="23cm" svg:y="2cm">
          <text:p text:style-name="P1">Spawns in gam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5.5cm" svg:y1="5cm" svg:x2="25.5cm" svg:y2="4cm" draw:start-shape="id1" draw:start-glue-point="0" draw:end-shape="id6" draw:end-glue-point="2" svg:d="M25500 5000v-1000" svg:viewBox="0 0 1 1001">
          <text:p/>
        </draw:connector>
        <draw:custom-shape draw:style-name="gr6" draw:text-style-name="P1" xml:id="id8" draw:id="id8" draw:layer="layout" svg:width="4cm" svg:height="2cm" svg:x="7cm" svg:y="8cm">
          <text:p text:style-name="P1">Player list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4.5cm" svg:y1="4cm" svg:x2="7cm" svg:y2="6cm" draw:start-shape="id5" draw:start-glue-point="2" draw:end-shape="id7" draw:end-glue-point="3" svg:d="M4500 4000v2000h2500" svg:viewBox="0 0 2501 2001">
          <text:p/>
        </draw:connector>
        <draw:connector draw:style-name="gr7" draw:text-style-name="P2" draw:layer="layout" svg:x1="4.5cm" svg:y1="4cm" svg:x2="7cm" svg:y2="9cm" draw:start-shape="id5" draw:start-glue-point="2" draw:end-shape="id8" draw:end-glue-point="3" svg:d="M4500 4000v5000h2500" svg:viewBox="0 0 2501 5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cm" svg:stroke-color="#000000" draw:marker-start-width="0.35cm" draw:marker-start-center="false" draw:marker-end-width="0.35cm" draw:marker-end-center="false" draw:fill="solid" draw:fill-color="#e8e8e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" style:family="graphic" style:parent-style-name="standard">
      <style:graphic-properties draw:fill="solid" draw:fill-color="#ffffff"/>
      <style:text-properties fo:font-size="18pt"/>
    </style:style>
    <style:style style:name="Type" style:family="graphic" style:parent-style-name="Object">
      <style:graphic-properties draw:fill="solid" draw:fill-color="#ffb66c"/>
      <style:text-properties fo:font-weight="bold"/>
    </style:style>
    <style:style style:name="Attribute" style:family="graphic" style:parent-style-name="Type">
      <style:graphic-properties draw:fill="solid" draw:fill-color="#b4c7dc"/>
      <style:paragraph-properties>
        <style:tab-stops/>
      </style:paragraph-properties>
      <style:text-properties fo:font-size="15pt" fo:font-weight="normal"/>
    </style:style>
    <style:style style:name="Function" style:family="graphic" style:parent-style-name="Type">
      <style:graphic-properties draw:fill="solid" draw:fill-color="#bf819e"/>
      <style:text-properties fo:font-size="15pt" fo:font-weight="normal"/>
    </style:style>
    <style:style style:name="Event" style:family="graphic" style:parent-style-name="Object">
      <style:graphic-properties svg:stroke-width="0.08cm" draw:marker-start-width="0.32cm" draw:marker-end-width="0.32cm" draw:fill="solid" draw:fill-color="#ffa6a6"/>
      <style:text-properties fo:font-weight="bold"/>
    </style:style>
    <style:style style:name="Subfunction" style:family="graphic" style:parent-style-name="Function">
      <style:graphic-properties svg:stroke-width="0.05cm" draw:fill="solid" draw:fill-color="#e0c2cd"/>
      <style:text-properties fo:font-size="13pt" fo:font-style="italic"/>
    </style:style>
    <style:style style:name="Line" style:family="graphic" style:parent-style-name="objectwithoutfill">
      <style:graphic-properties draw:fill-gradient-name="Gradient_20_1" draw:fill-hatch-name="Red_20_90_20_Degrees_20_Crossed_20_1" draw:fill-image-name="Bitmap_20_1"/>
    </style:style>
    <style:style style:name="Vague_20_Relationship" style:display-name="Vague Relationship" style:family="graphic" style:parent-style-name="Line">
      <style:graphic-properties draw:stroke="dash" draw:stroke-dash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9T18:39:41.893000000</meta:creation-date>
    <dc:title>Design</dc:title>
    <meta:editing-duration>PT25M35S</meta:editing-duration>
    <meta:editing-cycles>29</meta:editing-cycles>
    <meta:generator>LibreOffice/7.1.0.3$Windows_X86_64 LibreOffice_project/f6099ecf3d29644b5008cc8f48f42f4a40986e4c</meta:generator>
    <dc:date>2021-11-19T19:05:30.488000000</dc:date>
    <meta:document-statistic meta:object-count="15"/>
    <meta:template xlink:type="simple" xlink:actuate="onRequest" xlink:title="Design" xlink:href="file:///C:/Users/Hokome/AppData/Roaming/LibreOffice/4/user/template/Design.otg" meta:date="2021-11-19T18:39:41.444000000"/>
  </office:meta>
</office:document-meta>
</file>